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Normale_32_2" style:data-style-name="N0">
      <style:table-cell-properties style:vertical-align="automatic" fo:background-color="transparent" style:cell-protect="protected"/>
      <style:text-properties fo:color="#000000"/>
    </style:style>
    <style:style style:name="ce2" style:family="table-cell" style:parent-style-name="Normale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" style:family="table-cell" style:parent-style-name="Normale_32_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fo:color="#000000"/>
    </style:style>
    <style:style style:name="ce4" style:family="table-cell" style:parent-style-name="Normale_32_2" style:data-style-name="N0">
      <style:table-cell-properties fo:border-top="2pt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5.90020833333333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5.08cm"/>
    </style:style>
    <style:style style:name="co8" style:family="table-column">
      <style:table-column-properties fo:break-before="auto" style:column-width="5.92666666666667cm"/>
    </style:style>
    <style:style style:name="co9" style:family="table-column">
      <style:table-column-properties fo:break-before="auto" style:column-width="3.360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i_(ECC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Cryptography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8.2802772521972602E-4" table:style-name="ce2">
            <text:p>0,000828028</text:p>
          </table:table-cell>
          <table:table-cell office:value-type="float" office:value="7.8256845474243095E-2" table:style-name="ce2">
            <text:p>0,078256845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9.9897384643554601E-4" table:style-name="ce2">
            <text:p>0,00099897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9.9992752075195291E-4" table:style-name="ce2">
            <text:p>0,000999928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.00040435791015E-3" table:style-name="ce2">
            <text:p>0,001000404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.0023117065429601E-3" table:style-name="ce2">
            <text:p>0,00100231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.0025501251220701E-3" table:style-name="ce2">
            <text:p>0,0010025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9.9635124206542904E-4" table:style-name="ce2">
            <text:p>0,00099635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9.9992752075195291E-4" table:style-name="ce2">
            <text:p>0,000999928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9.9825859069824197E-4" table:style-name="ce2">
            <text:p>0,00099825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9.9992752075195291E-4" table:style-name="ce2">
            <text:p>0,000999928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.0013580322265599E-3" table:style-name="ce2">
            <text:p>0,00100135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9.984970092773431E-4" table:style-name="ce2">
            <text:p>0,00099849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.0015964508056599E-3" table:style-name="ce2">
            <text:p>0,00100159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9.9968910217285091E-4" table:style-name="ce2">
            <text:p>0,00099968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.0013580322265599E-3" table:style-name="ce2">
            <text:p>0,00100135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float" office:value="9.984970092773431E-4" table:style-name="ce2">
            <text:p>0,000998497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9.9802017211913997E-4" table:style-name="ce2">
            <text:p>0,0009980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1.00183486938476E-3" table:style-name="ce2">
            <text:p>0,00100183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9.9778175354003906E-4" table:style-name="ce2">
            <text:p>0,00099778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float" office:value="1.0027885437011699E-3" table:style-name="ce2">
            <text:p>0,001002789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1.0008811950683501E-3" table:style-name="ce2">
            <text:p>0,00100088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1.0015964508056599E-3" table:style-name="ce2">
            <text:p>0,00100159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1.0015964508056599E-3" table:style-name="ce2">
            <text:p>0,00100159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9.9968910217285091E-4" table:style-name="ce2">
            <text:p>0,00099968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9.9945068359375E-4" table:style-name="ce2">
            <text:p>0,00099945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1.0013580322265599E-3" table:style-name="ce2">
            <text:p>0,00100135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1.0008811950683501E-3" table:style-name="ce2">
            <text:p>0,00100088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9.99212265014648E-4" table:style-name="ce2">
            <text:p>0,00099921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1.0027885437011699E-3" table:style-name="ce2">
            <text:p>0,00100278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" table:style-name="ce2">
            <text:p>0</text:p>
          </table:table-cell>
          <table:table-cell office:value-type="float" office:value="9.99212265014648E-4" table:style-name="ce2">
            <text:p>0,000999212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9.9754333496093707E-4" table:style-name="ce2">
            <text:p>0,00099754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" table:style-name="ce2">
            <text:p>0</text:p>
          </table:table-cell>
          <table:table-cell office:value-type="float" office:value="1.00040435791015E-3" table:style-name="ce2">
            <text:p>0,001000404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1.0001659393310499E-3" table:style-name="ce2">
            <text:p>0,00100016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.0023117065429601E-3" table:style-name="ce2">
            <text:p>0,00100231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" table:style-name="ce2">
            <text:p>0</text:p>
          </table:table-cell>
          <table:table-cell office:value-type="float" office:value="9.9730491638183594E-4" table:style-name="ce2">
            <text:p>0,000997305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1.00064277648925E-3" table:style-name="ce2">
            <text:p>0,00100064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9.987354278564451E-4" table:style-name="ce2">
            <text:p>0,00099873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1.0001659393310499E-3" table:style-name="ce2">
            <text:p>0,00100016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1.00326538085937E-3" table:style-name="ce2">
            <text:p>0,00100326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ECC)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4"/>
          <table:table-cell office:value-type="string" table:style-name="ce4">
            <text:p>Variabile 1</text:p>
          </table:table-cell>
          <table:table-cell office:value-type="string" table:style-name="ce4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a</text:p>
          </table:table-cell>
          <table:table-cell office:value-type="float" office:value="3.1836748123168857E-4" table:style-name="ce1">
            <text:p>0,000318367</text:p>
          </table:table-cell>
          <table:table-cell office:value-type="float" office:value="8.7255239486694271E-4" table:style-name="ce1">
            <text:p>0,0008725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ianza</text:p>
          </table:table-cell>
          <table:table-cell office:value-type="float" office:value="2.1785229145707095E-7" table:style-name="ce1">
            <text:p>2,17852E-07</text:p>
          </table:table-cell>
          <table:table-cell office:value-type="float" office:value="6.1181776784721109E-5" table:style-name="ce1">
            <text:p>6,11818E-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servazioni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ianza complessiva</text:p>
          </table:table-cell>
          <table:table-cell office:value-type="float" office:value="3.069981453808909E-5" table:style-name="ce1">
            <text:p>3,06998E-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fferenza ipotizzata per le medie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dl</text:p>
          </table:table-cell>
          <table:table-cell office:value-type="float" office:value="198" table:style-name="ce1">
            <text:p>19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at t</text:p>
          </table:table-cell>
          <table:table-cell office:value-type="float" office:value="-0.70724815830760557" table:style-name="ce1">
            <text:p>-0,7072481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(T&lt;=t) una coda</text:p>
          </table:table-cell>
          <table:table-cell office:value-type="float" office:value="0.24012192269956306" table:style-name="ce1">
            <text:p>0,2401219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 critico una coda</text:p>
          </table:table-cell>
          <table:table-cell office:value-type="float" office:value="2.3453283485446179" table:style-name="ce1">
            <text:p>2,3453283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(T&lt;=t) due code</text:p>
          </table:table-cell>
          <table:table-cell office:value-type="float" office:value="0.48024384539912612" table:style-name="ce1">
            <text:p>0,48024384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t critico due code</text:p>
          </table:table-cell>
          <table:table-cell office:value-type="float" office:value="2.6008872779905157" table:style-name="ce3">
            <text:p>2,600887278</text:p>
          </table:table-cell>
          <table:table-cell table:style-name="ce3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Dati_(DSS)" table:style-name="ta1">
        <table:table-column table:style-name="co1" table:default-cell-style-name="ce1"/>
        <table:table-column table:style-name="co7" table:number-columns-repeated="2" table:default-cell-style-name="ce1"/>
        <table:table-column table:style-name="co1" table:number-columns-repeated="16381" table:default-cell-style-name="ce1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Cryptography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9.9945068359375E-4" table:style-name="ce2">
            <text:p>0,00099945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.0008811950683501E-3" table:style-name="ce2">
            <text:p>0,00100088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.0001659393310499E-3" table:style-name="ce2">
            <text:p>0,00100016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9.99212265014648E-4" table:style-name="ce2">
            <text:p>0,000999212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.0001659393310499E-3" table:style-name="ce2">
            <text:p>0,00100016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.9945068359375E-4" table:style-name="ce2">
            <text:p>0,000999451</text:p>
          </table:table-cell>
          <table:table-cell office:value-type="float" office:value="9.9945068359375E-4" table:style-name="ce2">
            <text:p>0,000999451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.00064277648925E-3" table:style-name="ce2">
            <text:p>0,00100064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9.9992752075195291E-4" table:style-name="ce2">
            <text:p>0,000999928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.0001659393310499E-3" table:style-name="ce2">
            <text:p>0,00100016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.0008811950683501E-3" table:style-name="ce2">
            <text:p>0,00100088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1.0001659393310499E-3" table:style-name="ce2">
            <text:p>0,00100016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1.0027885437011699E-3" table:style-name="ce2">
            <text:p>0,00100278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9.9968910217285091E-4" table:style-name="ce2">
            <text:p>0,00099968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9.99212265014648E-4" table:style-name="ce2">
            <text:p>0,00099921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9.9778175354003906E-4" table:style-name="ce2">
            <text:p>0,00099778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1.0042190551757799E-3" table:style-name="ce2">
            <text:p>0,001004219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1.0001659393310499E-3" table:style-name="ce2">
            <text:p>0,001000166</text:p>
          </table:table-cell>
          <table:table-cell office:value-type="float" office:value="1.00064277648925E-3" table:style-name="ce2">
            <text:p>0,001000643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9.99212265014648E-4" table:style-name="ce2">
            <text:p>0,00099921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1.0008811950683501E-3" table:style-name="ce2">
            <text:p>0,00100088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1.00064277648925E-3" table:style-name="ce2">
            <text:p>0,00100064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1.00064277648925E-3" table:style-name="ce2">
            <text:p>0,00100064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1.00040435791015E-3" table:style-name="ce2">
            <text:p>0,00100040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1.0001659393310499E-3" table:style-name="ce2">
            <text:p>0,001000166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1.0023117065429601E-3" table:style-name="ce2">
            <text:p>0,00100231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9.9992752075195291E-4" table:style-name="ce2">
            <text:p>0,00099992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1.00040435791015E-3" table:style-name="ce2">
            <text:p>0,00100040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DSS)" table:style-name="ta1"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4"/>
          <table:table-cell office:value-type="string" table:style-name="ce4">
            <text:p>Variabile 1</text:p>
          </table:table-cell>
          <table:table-cell office:value-type="string" table:style-name="ce4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a</text:p>
          </table:table-cell>
          <table:table-cell office:value-type="float" office:value="3.4009456634521388E-4" table:style-name="ce1">
            <text:p>0,000340095</text:p>
          </table:table-cell>
          <table:table-cell office:value-type="float" office:value="4.9993991851806505E-5" table:style-name="ce1">
            <text:p>4,9994E-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ianza</text:p>
          </table:table-cell>
          <table:table-cell office:value-type="float" office:value="2.267931691134456E-7" table:style-name="ce1">
            <text:p>2,26793E-07</text:p>
          </table:table-cell>
          <table:table-cell office:value-type="float" office:value="4.7968280974334237E-8" table:style-name="ce1">
            <text:p>4,79683E-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servazioni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ianza complessiva</text:p>
          </table:table-cell>
          <table:table-cell office:value-type="float" office:value="1.3738072504388992E-7" table:style-name="ce1">
            <text:p>1,37381E-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fferenza ipotizzata per le medie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dl</text:p>
          </table:table-cell>
          <table:table-cell office:value-type="float" office:value="198" table:style-name="ce1">
            <text:p>19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at t</text:p>
          </table:table-cell>
          <table:table-cell office:value-type="float" office:value="5.5344018388843796" table:style-name="ce1">
            <text:p>5,5344018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(T&lt;=t) una coda</text:p>
          </table:table-cell>
          <table:table-cell office:value-type="float" office:value="4.911387138466261E-8" table:style-name="ce1">
            <text:p>4,91139E-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 critico una coda</text:p>
          </table:table-cell>
          <table:table-cell office:value-type="float" office:value="2.3453283485446179" table:style-name="ce1">
            <text:p>2,3453283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(T&lt;=t) due code</text:p>
          </table:table-cell>
          <table:table-cell office:value-type="float" office:value="9.822774276932522E-8" table:style-name="ce1">
            <text:p>9,82277E-0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t critico due code</text:p>
          </table:table-cell>
          <table:table-cell office:value-type="float" office:value="2.6008872779905157" table:style-name="ce3">
            <text:p>2,600887278</text:p>
          </table:table-cell>
          <table:table-cell table:style-name="ce3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Michele M</meta:initial-creator>
    <dc:creator>Michele M</dc:creator>
    <meta:creation-date>2023-11-30T11:18:37Z</meta:creation-date>
    <dc:date>2023-11-30T11:19:32Z</dc:date>
    <meta:editing-duration>PT0S</meta:editing-duration>
  </office:meta>
</office:document-meta>
</file>